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text-underline-style="none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style:text-underline-style="solid" style:text-underline-width="auto" style:text-underline-color="font-color"/>
    </style:style>
    <style:style style:name="T5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8_19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8</text:p>
      <text:p text:style-name="P5">Restrictions: ? 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Funeral sermo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1</text:p>
      <text:p text:style-name="P5">Fragment<text:tab/><text:tab/><text:tab/><text:tab/><text:tab/></text:p>
      <text:p text:style-name="P5">Pagination <text:tab/><text:tab/><text:tab/><text:tab/><text:tab/>N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Abraham S. Wolf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/>
      <text:p text:style-name="P3">[Page 1]</text:p>
      <text:p text:style-name="P2">For a funeral/</text:p>
      <text:p text:style-name="P3">Friends. <text:s/>When the Author of human existence, pleases to bless/ the marriage union of two of his creatures with offspring, the stroke/ of death which cuts off the life of either the husband or the wife,/ is severely but not unbearably felt by the survivor. <text:s/>If religious/ training and good example had been steadily at work, the in-/-fluence they exercise over the conduct of the children will act as/ a balm to the heart of the sorrow-stricken parent. <text:s/>The dutifulness,/ the tender love of sons and daughters will procure a restorative to/ the <text:span text:style-name="T1">keep</text:span><text:span text:style-name="T3"> keen pain of </text:span><text:span text:style-name="T1">a bereaved</text:span><text:span text:style-name="T3"> the one who has lost a life companion./ <text:s/>Even if too young thus to ally distress, their childrens' presence, the</text:span><text:span text:style-name="T1">y</text:span><text:span text:style-name="T3">/ thoughts they call forth, a sense of paternal or maternal obligations/ will draw us out of the affliction into which death had plunged/ our minds. <text:s/>We shall feel the absence of the departed, but we/ will find in the home he or she has left, objects to pleasurably en-/-gage our attention./</text:span></text:p>
      <text:p text:style-name="P3"><text:span text:style-name="T3">It is when the Almighty has withheld the fruit of connubial/ relations, that the </text:span><text:span text:style-name="T1">decease</text:span><text:span text:style-name="T3"> demise of either the husband or the wife, whose/ mutual affection had been strong and pure, brings in its train/ </text:span><text:span text:style-name="T1">unutterable</text:span><text:span text:style-name="T3"> desolation. <text:s/>The object upon whom our hopes and/ longings were centred is gone for ever. <text:s/>The signs of conjugal/</text:span></text:p>
      <text:p text:style-name="P6"/>
      <text:p text:style-name="P6">[Page 2]</text:p>
      <text:p text:style-name="P3"><text:span text:style-name="T3">devotion meet the eye everywhere, but the heart which prompted/ </text:span><text:span text:style-name="T1">to offer the</text:span><text:span text:style-name="T3"> those evidences of affection has ceased to throb, the voice which spoke tenderly/ is hushed in the grave, the only being who formed </text:span><text:span text:style-name="T1">in</text:span><text:span text:style-name="T3"> the world in/ which we enjoyed existence has vanished from sight. <text:s/>Joyless/ does then </text:span><text:soft-page-break/><text:span text:style-name="T3">the survivor sit where before all breathed gladness./ <text:s/>Israelites. <text:s/>In the soul-stirring lamentation which we have/ read during this month of sad memories to our people, the/ poet of our woes describes the ancient capital of Judea as/ a widow who dwells solitary and disconsolate. <text:s/>The com-/-parison is striking in its naturalness, and we who sympa-/-thise with our fellow-creatures in their bereavements, instinct-/-ively turn our thoughts at this moment to the relict of our/ brother in faith, Abraham S. Wolf. <text:s/>We feel for her who/ has lost the lover of her girlhood, the companion of her ma-/-turer years, the devoted husband; he who, in the language/ of Elkanah to Hannah, might have asked his Mary/ "Am I not better to thee than ten children," sure to receive/ a </text:span><text:span text:style-name="T4">yes</text:span><text:span text:style-name="T5"> in all earnestness and truth. <text:s/>The worldly,/ those who believe that gold possesses an omnipotent/ power, will tell us that affluence </text:span><text:span text:style-name="T2">will</text:span><text:span text:style-name="T5"> can supply the place/ of endearments and fond caresses, that soft cushions/ and dainty tables </text:span><text:span text:style-name="T2">can, dispense with the sweet may</text:span><text:span text:style-name="T5"> will compensate for the </text:span><text:span text:style-name="T2">sweet</text:span><text:span text:style-name="T5"> pri/-vation of the sweet/</text:span></text:p>
      <text:p text:style-name="P7"/>
      <text:p text:style-name="P7">[Page 3]</text:p>
      <text:p text:style-name="P3"><text:span text:style-name="T5">association of a copartner and adviser in the walks/ of life, but the godly, those who believe in a higher/ and nobler nature than the material and the perishable,/ will pity the condition of the bereaved--be they even the/ wealthiest--who have buried one so all-important to/ human happiness, as our lamented </text:span><text:span text:style-name="T2">brother</text:span><text:span text:style-name="T5"> coreligionist was to his wife./ <text:s/>But has this loss dried up every source of enjoy-/-ment? <text:s/>Must she that has experienced </text:span><text:span text:style-name="T2">so</text:span><text:span text:style-name="T5"> a sudden and/ poignant </text:span><text:span text:style-name="T2">a</text:span><text:span text:style-name="T5"> sorrow set therefore her tearful eyes on a vacant/ seat, and pine in solitude? <text:s/>No friends. <text:s/>The Almighty/ has opened in her heart a fountain of exhaustless plea-/-sures. <text:s/>She needs not fasten her looks upon </text:span><text:span text:style-name="T2">one</text:span><text:span text:style-name="T5"> a/ single spot, and bemoan her fate, when many, very/ many beyond her home, recognize her already as a/ faithful worker in the feild[sic!] of beneficence./</text:span></text:p>
      <text:p text:style-name="P7">Aye! by redoubling her efforts, by devoting her time still/ more closely to the task she has long followed, by/ bestowing, as a trusty almoner of our public charities, and/ as a generous benefactress the means which relieve/ poverty and elevate the poor, she will gradually/ scatter apart the clouds which now hang over her horizon/ and gain a state of spiritual serenity./</text:p>
      <text:p text:style-name="P7"/>
      <text:p text:style-name="P7">[Page 4]</text:p>
      <text:p text:style-name="P3"><text:span text:style-name="T5">I may venture to assert that he who was her dearest on/ earth will approve in heaven of the course, which I </text:span><text:span text:style-name="T2">feel</text:span><text:span text:style-name="T5"> am/ confident, she will pursue. <text:s/>For justice impels me to ack-/-nowledge that the filling of responsible positions, as related today/ in </text:span><text:span text:style-name="T2">one of</text:span><text:span text:style-name="T5"> our city-journal is not the only merit in the character/ of Abraham S. Wolf. <text:s/>That circumstance may show a dis-/position to be </text:span><text:span text:style-name="T2">of</text:span><text:span text:style-name="T5"> actively useful, but the President, and vice President, the/ Treasurer and Director of various associations personally carried out/ the dictates of goodness. <text:s/>Without seeking the applause of mul-/-titudes, he practised thoughtful kindness. <text:s/></text:span><text:span text:style-name="T2">and</text:span><text:span text:style-name="T5"> I have witnessed/ </text:span><text:span text:style-name="T2">marks</text:span><text:span text:style-name="T5"> his tokens of </text:span><text:span text:style-name="T2">attention</text:span><text:span text:style-name="T5"> gentle and delicate attention to the modest and/ retiring in the hour of need. <text:s/>And I may add also in honor to/ Truth, that the Israelite who has been summoned to His Maker/ was worthy of universal commendation, as a tender son, as a brother/ mindful of the claims of his relatives on his attachment, as a mem-/-ber of the social family with whom he dealt uprightly, as a believer/ in the all-saving principle of One God and One Creator./ <text:s/>Oh! may those virtues atone for trespasses inherent in human flesh,/ may the compassionate Father reward the qualities which re-/-flected His attributes of mercy, and for their sake fulfil[sic!] in His/ </text:span><text:span text:style-name="T2">servant</text:span><text:span text:style-name="T5"> worshipper Ab S. Wolf the sentence of the Scriptures: "The Lord redeemeth/ the soul of His servants, and none that have confided in Him will be adjudged guilty."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5T11:41:51.21</meta:creation-date>
    <dc:date>2012-11-15T11:56:09.35</dc:date>
    <meta:editing-duration>PT8M1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3" meta:paragraph-count="71" meta:word-count="1084" meta:character-count="6709"/>
  </office:meta>
</office:document-meta>
</file>